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46.54pt"/>
    </style:style>
    <style:style style:name="co4" style:family="table-column">
      <style:table-column-properties fo:break-before="auto" style:column-width="41.16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608_15:39:44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8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0:8:b9:18:54:e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182883" calcext:value-type="float">
            <text:p>182883</text:p>
          </table:table-cell>
          <table:table-cell office:value-type="float" office:value="182609" calcext:value-type="float">
            <text:p>182609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float" office:value="38794" calcext:value-type="float">
            <text:p>38794</text:p>
          </table:table-cell>
          <table:table-cell office:value-type="float" office:value="38740" calcext:value-type="float">
            <text:p>3874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31801" calcext:value-type="float">
            <text:p>31801</text:p>
          </table:table-cell>
          <table:table-cell office:value-type="float" office:value="31780" calcext:value-type="float">
            <text:p>31780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170187" calcext:value-type="float">
            <text:p>170187</text:p>
          </table:table-cell>
          <table:table-cell office:value-type="float" office:value="169923" calcext:value-type="float">
            <text:p>169923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50328" calcext:value-type="float">
            <text:p>50328</text:p>
          </table:table-cell>
          <table:table-cell office:value-type="float" office:value="50277" calcext:value-type="float">
            <text:p>50277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25736" calcext:value-type="float">
            <text:p>25736</text:p>
          </table:table-cell>
          <table:table-cell office:value-type="float" office:value="25720" calcext:value-type="float">
            <text:p>2572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3979484" calcext:value-type="float">
            <text:p>3979484</text:p>
          </table:table-cell>
          <table:table-cell office:value-type="float" office:value="3542663" calcext:value-type="float">
            <text:p>3542663</text:p>
          </table:table-cell>
          <table:table-cell office:value-type="float" office:value="436821" calcext:value-type="float">
            <text:p>436821</text:p>
          </table:table-cell>
          <table:table-cell/>
          <table:table-cell office:value-type="float" office:value="353998" calcext:value-type="float">
            <text:p>353998</text:p>
          </table:table-cell>
          <table:table-cell office:value-type="float" office:value="255235" calcext:value-type="float">
            <text:p>255235</text:p>
          </table:table-cell>
          <table:table-cell office:value-type="float" office:value="98763" calcext:value-type="float">
            <text:p>98763</text:p>
          </table:table-cell>
          <table:table-cell/>
          <table:table-cell office:value-type="float" office:value="231272" calcext:value-type="float">
            <text:p>231272</text:p>
          </table:table-cell>
          <table:table-cell office:value-type="float" office:value="174199" calcext:value-type="float">
            <text:p>174199</text:p>
          </table:table-cell>
          <table:table-cell office:value-type="float" office:value="57073" calcext:value-type="float">
            <text:p>57073</text:p>
          </table:table-cell>
          <table:table-cell/>
          <table:table-cell table:formula="of:=[.M4]/([.E4]+[.I4]+[.M4])" office:value-type="percentage" office:value="0.0963002208697442" calcext:value-type="percentage">
            <text:p>9.63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160930" calcext:value-type="float">
            <text:p>160930</text:p>
          </table:table-cell>
          <table:table-cell office:value-type="float" office:value="160741" calcext:value-type="float">
            <text:p>160741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50791" calcext:value-type="float">
            <text:p>50791</text:p>
          </table:table-cell>
          <table:table-cell office:value-type="float" office:value="50725" calcext:value-type="float">
            <text:p>5072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6858" calcext:value-type="float">
            <text:p>26858</text:p>
          </table:table-cell>
          <table:table-cell office:value-type="float" office:value="26835" calcext:value-type="float">
            <text:p>26835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162465" calcext:value-type="float">
            <text:p>162465</text:p>
          </table:table-cell>
          <table:table-cell office:value-type="float" office:value="162226" calcext:value-type="float">
            <text:p>162226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49955" calcext:value-type="float">
            <text:p>49955</text:p>
          </table:table-cell>
          <table:table-cell office:value-type="float" office:value="49881" calcext:value-type="float">
            <text:p>49881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26972" calcext:value-type="float">
            <text:p>26972</text:p>
          </table:table-cell>
          <table:table-cell office:value-type="float" office:value="26907" calcext:value-type="float">
            <text:p>26907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1470082" calcext:value-type="float">
            <text:p>1470082</text:p>
          </table:table-cell>
          <table:table-cell office:value-type="float" office:value="1073132" calcext:value-type="float">
            <text:p>1073132</text:p>
          </table:table-cell>
          <table:table-cell office:value-type="float" office:value="396950" calcext:value-type="float">
            <text:p>396950</text:p>
          </table:table-cell>
          <table:table-cell/>
          <table:table-cell office:value-type="float" office:value="286034" calcext:value-type="float">
            <text:p>286034</text:p>
          </table:table-cell>
          <table:table-cell office:value-type="float" office:value="197139" calcext:value-type="float">
            <text:p>197139</text:p>
          </table:table-cell>
          <table:table-cell office:value-type="float" office:value="88895" calcext:value-type="float">
            <text:p>88895</text:p>
          </table:table-cell>
          <table:table-cell/>
          <table:table-cell office:value-type="float" office:value="181714" calcext:value-type="float">
            <text:p>181714</text:p>
          </table:table-cell>
          <table:table-cell office:value-type="float" office:value="124174" calcext:value-type="float">
            <text:p>124174</text:p>
          </table:table-cell>
          <table:table-cell office:value-type="float" office:value="57540" calcext:value-type="float">
            <text:p>57540</text:p>
          </table:table-cell>
          <table:table-cell/>
          <table:table-cell table:formula="of:=[.M7]/([.E7]+[.I7]+[.M7])" office:value-type="percentage" office:value="0.105891771027908" calcext:value-type="percentage">
            <text:p>10.59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171888" calcext:value-type="float">
            <text:p>171888</text:p>
          </table:table-cell>
          <table:table-cell office:value-type="float" office:value="171623" calcext:value-type="float">
            <text:p>171623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47255" calcext:value-type="float">
            <text:p>47255</text:p>
          </table:table-cell>
          <table:table-cell office:value-type="float" office:value="47219" calcext:value-type="float">
            <text:p>47219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2138" calcext:value-type="float">
            <text:p>32138</text:p>
          </table:table-cell>
          <table:table-cell office:value-type="float" office:value="32129" calcext:value-type="float">
            <text:p>32129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2129049" calcext:value-type="float">
            <text:p>2129049</text:p>
          </table:table-cell>
          <table:table-cell office:value-type="float" office:value="1737575" calcext:value-type="float">
            <text:p>1737575</text:p>
          </table:table-cell>
          <table:table-cell office:value-type="float" office:value="391474" calcext:value-type="float">
            <text:p>391474</text:p>
          </table:table-cell>
          <table:table-cell/>
          <table:table-cell office:value-type="float" office:value="319147" calcext:value-type="float">
            <text:p>319147</text:p>
          </table:table-cell>
          <table:table-cell office:value-type="float" office:value="229818" calcext:value-type="float">
            <text:p>229818</text:p>
          </table:table-cell>
          <table:table-cell office:value-type="float" office:value="89329" calcext:value-type="float">
            <text:p>89329</text:p>
          </table:table-cell>
          <table:table-cell/>
          <table:table-cell office:value-type="float" office:value="211404" calcext:value-type="float">
            <text:p>211404</text:p>
          </table:table-cell>
          <table:table-cell office:value-type="float" office:value="152089" calcext:value-type="float">
            <text:p>152089</text:p>
          </table:table-cell>
          <table:table-cell office:value-type="float" office:value="59315" calcext:value-type="float">
            <text:p>59315</text:p>
          </table:table-cell>
          <table:table-cell/>
          <table:table-cell table:formula="of:=[.M9]/([.E9]+[.I9]+[.M9])" office:value-type="percentage" office:value="0.109818595195865" calcext:value-type="percentage">
            <text:p>10.98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1481428" calcext:value-type="float">
            <text:p>1481428</text:p>
          </table:table-cell>
          <table:table-cell office:value-type="float" office:value="1084190" calcext:value-type="float">
            <text:p>1084190</text:p>
          </table:table-cell>
          <table:table-cell office:value-type="float" office:value="397238" calcext:value-type="float">
            <text:p>397238</text:p>
          </table:table-cell>
          <table:table-cell/>
          <table:table-cell office:value-type="float" office:value="282962" calcext:value-type="float">
            <text:p>282962</text:p>
          </table:table-cell>
          <table:table-cell office:value-type="float" office:value="193863" calcext:value-type="float">
            <text:p>193863</text:p>
          </table:table-cell>
          <table:table-cell office:value-type="float" office:value="89099" calcext:value-type="float">
            <text:p>89099</text:p>
          </table:table-cell>
          <table:table-cell/>
          <table:table-cell office:value-type="float" office:value="178853" calcext:value-type="float">
            <text:p>178853</text:p>
          </table:table-cell>
          <table:table-cell office:value-type="float" office:value="121303" calcext:value-type="float">
            <text:p>121303</text:p>
          </table:table-cell>
          <table:table-cell office:value-type="float" office:value="57550" calcext:value-type="float">
            <text:p>57550</text:p>
          </table:table-cell>
          <table:table-cell/>
          <table:table-cell table:formula="of:=[.M10]/([.E10]+[.I10]+[.M10])" office:value-type="percentage" office:value="0.105812420594719" calcext:value-type="percentage">
            <text:p>10.58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185629" calcext:value-type="float">
            <text:p>185629</text:p>
          </table:table-cell>
          <table:table-cell office:value-type="float" office:value="185332" calcext:value-type="float">
            <text:p>185332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float" office:value="47146" calcext:value-type="float">
            <text:p>47146</text:p>
          </table:table-cell>
          <table:table-cell office:value-type="float" office:value="47105" calcext:value-type="float">
            <text:p>47105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30535" calcext:value-type="float">
            <text:p>30535</text:p>
          </table:table-cell>
          <table:table-cell office:value-type="float" office:value="30514" calcext:value-type="float">
            <text:p>30514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2203554" calcext:value-type="float">
            <text:p>2203554</text:p>
          </table:table-cell>
          <table:table-cell office:value-type="float" office:value="1778463" calcext:value-type="float">
            <text:p>1778463</text:p>
          </table:table-cell>
          <table:table-cell office:value-type="float" office:value="425091" calcext:value-type="float">
            <text:p>425091</text:p>
          </table:table-cell>
          <table:table-cell/>
          <table:table-cell office:value-type="float" office:value="320592" calcext:value-type="float">
            <text:p>320592</text:p>
          </table:table-cell>
          <table:table-cell office:value-type="float" office:value="225357" calcext:value-type="float">
            <text:p>225357</text:p>
          </table:table-cell>
          <table:table-cell office:value-type="float" office:value="95235" calcext:value-type="float">
            <text:p>95235</text:p>
          </table:table-cell>
          <table:table-cell/>
          <table:table-cell office:value-type="float" office:value="222724" calcext:value-type="float">
            <text:p>222724</text:p>
          </table:table-cell>
          <table:table-cell office:value-type="float" office:value="156892" calcext:value-type="float">
            <text:p>156892</text:p>
          </table:table-cell>
          <table:table-cell office:value-type="float" office:value="65832" calcext:value-type="float">
            <text:p>65832</text:p>
          </table:table-cell>
          <table:table-cell/>
          <table:table-cell table:formula="of:=[.M12]/([.E12]+[.I12]+[.M12])" office:value-type="percentage" office:value="0.112311015118791" calcext:value-type="percentage">
            <text:p>11.23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1456485" calcext:value-type="float">
            <text:p>1456485</text:p>
          </table:table-cell>
          <table:table-cell office:value-type="float" office:value="1067374" calcext:value-type="float">
            <text:p>1067374</text:p>
          </table:table-cell>
          <table:table-cell office:value-type="float" office:value="389111" calcext:value-type="float">
            <text:p>389111</text:p>
          </table:table-cell>
          <table:table-cell/>
          <table:table-cell office:value-type="float" office:value="283090" calcext:value-type="float">
            <text:p>283090</text:p>
          </table:table-cell>
          <table:table-cell office:value-type="float" office:value="195270" calcext:value-type="float">
            <text:p>195270</text:p>
          </table:table-cell>
          <table:table-cell office:value-type="float" office:value="87820" calcext:value-type="float">
            <text:p>87820</text:p>
          </table:table-cell>
          <table:table-cell/>
          <table:table-cell office:value-type="float" office:value="184133" calcext:value-type="float">
            <text:p>184133</text:p>
          </table:table-cell>
          <table:table-cell office:value-type="float" office:value="125857" calcext:value-type="float">
            <text:p>125857</text:p>
          </table:table-cell>
          <table:table-cell office:value-type="float" office:value="58276" calcext:value-type="float">
            <text:p>58276</text:p>
          </table:table-cell>
          <table:table-cell/>
          <table:table-cell table:formula="of:=[.M13]/([.E13]+[.I13]+[.M13])" office:value-type="percentage" office:value="0.108884973477552" calcext:value-type="percentage">
            <text:p>10.89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2747768" calcext:value-type="float">
            <text:p>2747768</text:p>
          </table:table-cell>
          <table:table-cell office:value-type="float" office:value="2356226" calcext:value-type="float">
            <text:p>2356226</text:p>
          </table:table-cell>
          <table:table-cell office:value-type="float" office:value="391542" calcext:value-type="float">
            <text:p>391542</text:p>
          </table:table-cell>
          <table:table-cell/>
          <table:table-cell office:value-type="float" office:value="339756" calcext:value-type="float">
            <text:p>339756</text:p>
          </table:table-cell>
          <table:table-cell office:value-type="float" office:value="251515" calcext:value-type="float">
            <text:p>251515</text:p>
          </table:table-cell>
          <table:table-cell office:value-type="float" office:value="88241" calcext:value-type="float">
            <text:p>88241</text:p>
          </table:table-cell>
          <table:table-cell/>
          <table:table-cell office:value-type="float" office:value="243871" calcext:value-type="float">
            <text:p>243871</text:p>
          </table:table-cell>
          <table:table-cell office:value-type="float" office:value="182388" calcext:value-type="float">
            <text:p>182388</text:p>
          </table:table-cell>
          <table:table-cell office:value-type="float" office:value="61483" calcext:value-type="float">
            <text:p>61483</text:p>
          </table:table-cell>
          <table:table-cell/>
          <table:table-cell table:formula="of:=[.M14]/([.E14]+[.I14]+[.M14])" office:value-type="percentage" office:value="0.113591099385515" calcext:value-type="percentage">
            <text:p>11.36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1447454" calcext:value-type="float">
            <text:p>1447454</text:p>
          </table:table-cell>
          <table:table-cell office:value-type="float" office:value="1063960" calcext:value-type="float">
            <text:p>1063960</text:p>
          </table:table-cell>
          <table:table-cell office:value-type="float" office:value="383494" calcext:value-type="float">
            <text:p>383494</text:p>
          </table:table-cell>
          <table:table-cell/>
          <table:table-cell office:value-type="float" office:value="283648" calcext:value-type="float">
            <text:p>283648</text:p>
          </table:table-cell>
          <table:table-cell office:value-type="float" office:value="195941" calcext:value-type="float">
            <text:p>195941</text:p>
          </table:table-cell>
          <table:table-cell office:value-type="float" office:value="87707" calcext:value-type="float">
            <text:p>87707</text:p>
          </table:table-cell>
          <table:table-cell/>
          <table:table-cell office:value-type="float" office:value="182226" calcext:value-type="float">
            <text:p>182226</text:p>
          </table:table-cell>
          <table:table-cell office:value-type="float" office:value="122929" calcext:value-type="float">
            <text:p>122929</text:p>
          </table:table-cell>
          <table:table-cell office:value-type="float" office:value="59297" calcext:value-type="float">
            <text:p>59297</text:p>
          </table:table-cell>
          <table:table-cell/>
          <table:table-cell table:formula="of:=[.M15]/([.E15]+[.I15]+[.M15])" office:value-type="percentage" office:value="0.1117761047167" calcext:value-type="percentage">
            <text:p>11.18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158499" calcext:value-type="float">
            <text:p>158499</text:p>
          </table:table-cell>
          <table:table-cell office:value-type="float" office:value="158298" calcext:value-type="float">
            <text:p>158298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float" office:value="52632" calcext:value-type="float">
            <text:p>52632</text:p>
          </table:table-cell>
          <table:table-cell office:value-type="float" office:value="52568" calcext:value-type="float">
            <text:p>5256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26717" calcext:value-type="float">
            <text:p>26717</text:p>
          </table:table-cell>
          <table:table-cell office:value-type="float" office:value="26685" calcext:value-type="float">
            <text:p>26685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156027" calcext:value-type="float">
            <text:p>156027</text:p>
          </table:table-cell>
          <table:table-cell office:value-type="float" office:value="155866" calcext:value-type="float">
            <text:p>155866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float" office:value="48466" calcext:value-type="float">
            <text:p>48466</text:p>
          </table:table-cell>
          <table:table-cell office:value-type="float" office:value="48386" calcext:value-type="float">
            <text:p>48386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7909" calcext:value-type="float">
            <text:p>27909</text:p>
          </table:table-cell>
          <table:table-cell office:value-type="float" office:value="27889" calcext:value-type="float">
            <text:p>27889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157324" calcext:value-type="float">
            <text:p>157324</text:p>
          </table:table-cell>
          <table:table-cell office:value-type="float" office:value="157137" calcext:value-type="float">
            <text:p>157137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49815" calcext:value-type="float">
            <text:p>49815</text:p>
          </table:table-cell>
          <table:table-cell office:value-type="float" office:value="49741" calcext:value-type="float">
            <text:p>49741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27233" calcext:value-type="float">
            <text:p>27233</text:p>
          </table:table-cell>
          <table:table-cell office:value-type="float" office:value="27212" calcext:value-type="float">
            <text:p>27212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158773" calcext:value-type="float">
            <text:p>158773</text:p>
          </table:table-cell>
          <table:table-cell office:value-type="float" office:value="158499" calcext:value-type="float">
            <text:p>158499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float" office:value="49809" calcext:value-type="float">
            <text:p>49809</text:p>
          </table:table-cell>
          <table:table-cell office:value-type="float" office:value="49747" calcext:value-type="float">
            <text:p>4974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27455" calcext:value-type="float">
            <text:p>27455</text:p>
          </table:table-cell>
          <table:table-cell office:value-type="float" office:value="27434" calcext:value-type="float">
            <text:p>27434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167613" calcext:value-type="float">
            <text:p>167613</text:p>
          </table:table-cell>
          <table:table-cell office:value-type="float" office:value="167395" calcext:value-type="float">
            <text:p>167395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float" office:value="42759" calcext:value-type="float">
            <text:p>42759</text:p>
          </table:table-cell>
          <table:table-cell office:value-type="float" office:value="42680" calcext:value-type="float">
            <text:p>42680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26812" calcext:value-type="float">
            <text:p>26812</text:p>
          </table:table-cell>
          <table:table-cell office:value-type="float" office:value="26765" calcext:value-type="float">
            <text:p>26765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1036845" calcext:value-type="float">
            <text:p>1036845</text:p>
          </table:table-cell>
          <table:table-cell office:value-type="float" office:value="599765" calcext:value-type="float">
            <text:p>599765</text:p>
          </table:table-cell>
          <table:table-cell office:value-type="float" office:value="437080" calcext:value-type="float">
            <text:p>437080</text:p>
          </table:table-cell>
          <table:table-cell/>
          <table:table-cell office:value-type="float" office:value="247293" calcext:value-type="float">
            <text:p>247293</text:p>
          </table:table-cell>
          <table:table-cell office:value-type="float" office:value="147789" calcext:value-type="float">
            <text:p>147789</text:p>
          </table:table-cell>
          <table:table-cell office:value-type="float" office:value="99504" calcext:value-type="float">
            <text:p>99504</text:p>
          </table:table-cell>
          <table:table-cell/>
          <table:table-cell office:value-type="float" office:value="138360" calcext:value-type="float">
            <text:p>138360</text:p>
          </table:table-cell>
          <table:table-cell office:value-type="float" office:value="81882" calcext:value-type="float">
            <text:p>81882</text:p>
          </table:table-cell>
          <table:table-cell office:value-type="float" office:value="56478" calcext:value-type="float">
            <text:p>56478</text:p>
          </table:table-cell>
          <table:table-cell/>
          <table:table-cell table:formula="of:=[.M21]/([.E21]+[.I21]+[.M21])" office:value-type="percentage" office:value="0.0952311899936263" calcext:value-type="percentage">
            <text:p>9.52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155065" calcext:value-type="float">
            <text:p>155065</text:p>
          </table:table-cell>
          <table:table-cell office:value-type="float" office:value="154802" calcext:value-type="float">
            <text:p>154802</text:p>
          </table:table-cell>
          <table:table-cell office:value-type="float" office:value="263" calcext:value-type="float">
            <text:p>263</text:p>
          </table:table-cell>
          <table:table-cell/>
          <table:table-cell office:value-type="float" office:value="48641" calcext:value-type="float">
            <text:p>48641</text:p>
          </table:table-cell>
          <table:table-cell office:value-type="float" office:value="48569" calcext:value-type="float">
            <text:p>48569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7563" calcext:value-type="float">
            <text:p>27563</text:p>
          </table:table-cell>
          <table:table-cell office:value-type="float" office:value="27526" calcext:value-type="float">
            <text:p>27526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155139" calcext:value-type="float">
            <text:p>155139</text:p>
          </table:table-cell>
          <table:table-cell office:value-type="float" office:value="154868" calcext:value-type="float">
            <text:p>154868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48954" calcext:value-type="float">
            <text:p>48954</text:p>
          </table:table-cell>
          <table:table-cell office:value-type="float" office:value="48894" calcext:value-type="float">
            <text:p>48894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7559" calcext:value-type="float">
            <text:p>27559</text:p>
          </table:table-cell>
          <table:table-cell office:value-type="float" office:value="27520" calcext:value-type="float">
            <text:p>27520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164976" calcext:value-type="float">
            <text:p>164976</text:p>
          </table:table-cell>
          <table:table-cell office:value-type="float" office:value="164718" calcext:value-type="float">
            <text:p>164718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45615" calcext:value-type="float">
            <text:p>45615</text:p>
          </table:table-cell>
          <table:table-cell office:value-type="float" office:value="45541" calcext:value-type="float">
            <text:p>45541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26065" calcext:value-type="float">
            <text:p>26065</text:p>
          </table:table-cell>
          <table:table-cell office:value-type="float" office:value="26033" calcext:value-type="float">
            <text:p>26033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129966" calcext:value-type="float">
            <text:p>129966</text:p>
          </table:table-cell>
          <table:table-cell office:value-type="float" office:value="129694" calcext:value-type="float">
            <text:p>129694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float" office:value="35990" calcext:value-type="float">
            <text:p>35990</text:p>
          </table:table-cell>
          <table:table-cell office:value-type="float" office:value="35949" calcext:value-type="float">
            <text:p>35949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27132" calcext:value-type="float">
            <text:p>27132</text:p>
          </table:table-cell>
          <table:table-cell office:value-type="float" office:value="27116" calcext:value-type="float">
            <text:p>27116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158654" calcext:value-type="float">
            <text:p>158654</text:p>
          </table:table-cell>
          <table:table-cell office:value-type="float" office:value="158360" calcext:value-type="float">
            <text:p>158360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47328" calcext:value-type="float">
            <text:p>47328</text:p>
          </table:table-cell>
          <table:table-cell office:value-type="float" office:value="47262" calcext:value-type="float">
            <text:p>47262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7213" calcext:value-type="float">
            <text:p>27213</text:p>
          </table:table-cell>
          <table:table-cell office:value-type="float" office:value="27178" calcext:value-type="float">
            <text:p>27178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967867" calcext:value-type="float">
            <text:p>967867</text:p>
          </table:table-cell>
          <table:table-cell office:value-type="float" office:value="569354" calcext:value-type="float">
            <text:p>569354</text:p>
          </table:table-cell>
          <table:table-cell office:value-type="float" office:value="398513" calcext:value-type="float">
            <text:p>398513</text:p>
          </table:table-cell>
          <table:table-cell/>
          <table:table-cell office:value-type="float" office:value="236840" calcext:value-type="float">
            <text:p>236840</text:p>
          </table:table-cell>
          <table:table-cell office:value-type="float" office:value="145145" calcext:value-type="float">
            <text:p>145145</text:p>
          </table:table-cell>
          <table:table-cell office:value-type="float" office:value="91695" calcext:value-type="float">
            <text:p>91695</text:p>
          </table:table-cell>
          <table:table-cell/>
          <table:table-cell office:value-type="float" office:value="138407" calcext:value-type="float">
            <text:p>138407</text:p>
          </table:table-cell>
          <table:table-cell office:value-type="float" office:value="83578" calcext:value-type="float">
            <text:p>83578</text:p>
          </table:table-cell>
          <table:table-cell office:value-type="float" office:value="54829" calcext:value-type="float">
            <text:p>54829</text:p>
          </table:table-cell>
          <table:table-cell/>
          <table:table-cell table:formula="of:=[.M27]/([.E27]+[.I27]+[.M27])" office:value-type="percentage" office:value="0.100596840214518" calcext:value-type="percentage">
            <text:p>10.06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987543" calcext:value-type="float">
            <text:p>987543</text:p>
          </table:table-cell>
          <table:table-cell office:value-type="float" office:value="588256" calcext:value-type="float">
            <text:p>588256</text:p>
          </table:table-cell>
          <table:table-cell office:value-type="float" office:value="399287" calcext:value-type="float">
            <text:p>399287</text:p>
          </table:table-cell>
          <table:table-cell/>
          <table:table-cell office:value-type="float" office:value="229162" calcext:value-type="float">
            <text:p>229162</text:p>
          </table:table-cell>
          <table:table-cell office:value-type="float" office:value="138914" calcext:value-type="float">
            <text:p>138914</text:p>
          </table:table-cell>
          <table:table-cell office:value-type="float" office:value="90248" calcext:value-type="float">
            <text:p>90248</text:p>
          </table:table-cell>
          <table:table-cell/>
          <table:table-cell office:value-type="float" office:value="136141" calcext:value-type="float">
            <text:p>136141</text:p>
          </table:table-cell>
          <table:table-cell office:value-type="float" office:value="82916" calcext:value-type="float">
            <text:p>82916</text:p>
          </table:table-cell>
          <table:table-cell office:value-type="float" office:value="53225" calcext:value-type="float">
            <text:p>53225</text:p>
          </table:table-cell>
          <table:table-cell/>
          <table:table-cell table:formula="of:=[.M28]/([.E28]+[.I28]+[.M28])" office:value-type="percentage" office:value="0.0980636008548898" calcext:value-type="percentage">
            <text:p>9.81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178655" calcext:value-type="float">
            <text:p>178655</text:p>
          </table:table-cell>
          <table:table-cell office:value-type="float" office:value="178413" calcext:value-type="float">
            <text:p>178413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float" office:value="51055" calcext:value-type="float">
            <text:p>51055</text:p>
          </table:table-cell>
          <table:table-cell office:value-type="float" office:value="50987" calcext:value-type="float">
            <text:p>50987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30886" calcext:value-type="float">
            <text:p>30886</text:p>
          </table:table-cell>
          <table:table-cell office:value-type="float" office:value="30862" calcext:value-type="float">
            <text:p>30862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180252" calcext:value-type="float">
            <text:p>180252</text:p>
          </table:table-cell>
          <table:table-cell office:value-type="float" office:value="179995" calcext:value-type="float">
            <text:p>179995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53055" calcext:value-type="float">
            <text:p>53055</text:p>
          </table:table-cell>
          <table:table-cell office:value-type="float" office:value="52975" calcext:value-type="float">
            <text:p>5297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0382" calcext:value-type="float">
            <text:p>30382</text:p>
          </table:table-cell>
          <table:table-cell office:value-type="float" office:value="30345" calcext:value-type="float">
            <text:p>30345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1036690" calcext:value-type="float">
            <text:p>1036690</text:p>
          </table:table-cell>
          <table:table-cell office:value-type="float" office:value="596610" calcext:value-type="float">
            <text:p>596610</text:p>
          </table:table-cell>
          <table:table-cell office:value-type="float" office:value="440080" calcext:value-type="float">
            <text:p>440080</text:p>
          </table:table-cell>
          <table:table-cell/>
          <table:table-cell office:value-type="float" office:value="245530" calcext:value-type="float">
            <text:p>245530</text:p>
          </table:table-cell>
          <table:table-cell office:value-type="float" office:value="144123" calcext:value-type="float">
            <text:p>144123</text:p>
          </table:table-cell>
          <table:table-cell office:value-type="float" office:value="101407" calcext:value-type="float">
            <text:p>101407</text:p>
          </table:table-cell>
          <table:table-cell/>
          <table:table-cell office:value-type="float" office:value="139106" calcext:value-type="float">
            <text:p>139106</text:p>
          </table:table-cell>
          <table:table-cell office:value-type="float" office:value="84359" calcext:value-type="float">
            <text:p>84359</text:p>
          </table:table-cell>
          <table:table-cell office:value-type="float" office:value="54747" calcext:value-type="float">
            <text:p>54747</text:p>
          </table:table-cell>
          <table:table-cell/>
          <table:table-cell table:formula="of:=[.M31]/([.E31]+[.I31]+[.M31])" office:value-type="percentage" office:value="0.0918213318931829" calcext:value-type="percentage">
            <text:p>9.18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168106" calcext:value-type="float">
            <text:p>168106</text:p>
          </table:table-cell>
          <table:table-cell office:value-type="float" office:value="167814" calcext:value-type="float">
            <text:p>167814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48414" calcext:value-type="float">
            <text:p>48414</text:p>
          </table:table-cell>
          <table:table-cell office:value-type="float" office:value="48348" calcext:value-type="float">
            <text:p>48348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939" calcext:value-type="float">
            <text:p>25939</text:p>
          </table:table-cell>
          <table:table-cell office:value-type="float" office:value="25895" calcext:value-type="float">
            <text:p>25895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162008" calcext:value-type="float">
            <text:p>162008</text:p>
          </table:table-cell>
          <table:table-cell office:value-type="float" office:value="161791" calcext:value-type="float">
            <text:p>161791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50268" calcext:value-type="float">
            <text:p>50268</text:p>
          </table:table-cell>
          <table:table-cell office:value-type="float" office:value="50183" calcext:value-type="float">
            <text:p>50183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26582" calcext:value-type="float">
            <text:p>26582</text:p>
          </table:table-cell>
          <table:table-cell office:value-type="float" office:value="26554" calcext:value-type="float">
            <text:p>26554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0:ca:94:85:79:6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4"/>
          <table:table-cell table:formula="of:=SUM([.O2:.O33])/12" office:value-type="percentage" office:value="0.104174930278584" calcext:value-type="percentage">
            <text:p>10.42%</text:p>
          </table:table-cell>
        </table:table-row>
        <table:table-row table:style-name="ro1" table:number-rows-repeated="1048539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8T15:54:54.633036177</dc:date>
    <meta:editing-duration>PT11M22S</meta:editing-duration>
    <meta:editing-cycles>1</meta:editing-cycles>
    <meta:document-statistic meta:table-count="1" meta:cell-count="387" meta:object-count="0"/>
    <meta:generator>LibreOffice/5.1.6.2$Linux_X86_64 LibreOffice_project/10m0$Build-2</meta:generator>
  </office:meta>
</office:document-meta>
</file>